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itch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308.774" calcext:value-type="float">
            <text:p>308.774</text:p>
          </table:table-cell>
          <table:table-cell/>
          <table:table-cell office:value-type="string" calcext:value-type="string">
            <text:p>u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x</text:p>
          </table:table-cell>
          <table:table-cell table:formula="of:=([.E1]-[.H1])*[.E3]/[.H3]" office:value-type="float" office:value="-0.0182101757142857" calcext:value-type="float">
            <text:p>-0.0182101757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7.74" calcext:value-type="float">
            <text:p>-7.74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56.443" calcext:value-type="float">
            <text:p>156.443</text:p>
          </table:table-cell>
          <table:table-cell/>
          <table:table-cell office:value-type="string" calcext:value-type="string">
            <text:p>v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y</text:p>
          </table:table-cell>
          <table:table-cell table:formula="of:=([.E2]-[.H2])*[.E3]/[.H3]" office:value-type="float" office:value="-0.0382128192857143" calcext:value-type="float">
            <text:p>-0.0382128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float" office:value="1.1355" calcext:value-type="float">
            <text:p>1.135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formula="of:=COS(RADIANS([.B1]))" office:value-type="float" office:value="0.95579301479833" calcext:value-type="float">
            <text:p>0.9557930148</text:p>
          </table:table-cell>
          <table:table-cell table:formula="of:=SIN(RADIANS([.$B$1]))*SIN(RADIANS([.$B$2]))" office:value-type="float" office:value="-0.0396007598333756" calcext:value-type="float">
            <text:p>-0.0396007598</text:p>
          </table:table-cell>
          <table:table-cell table:formula="of:=SIN(RADIANS([.$B$1]))*COS(RADIANS([.$B$2]))" office:value-type="float" office:value="0.291361446803345" calcext:value-type="float">
            <text:p>0.2913614468</text:p>
          </table:table-cell>
          <table:table-cell/>
          <table:table-cell office:value-type="string" calcext:value-type="string">
            <text:p>x_v</text:p>
          </table:table-cell>
          <table:table-cell table:formula="of:=[.A5]*[.$K$1]+[.B5]*[.$K$2]+[.C5]*[.$E$3]" office:value-type="float" office:value="0.314949020778323" calcext:value-type="float">
            <text:p>0.3149490208</text:p>
          </table:table-cell>
          <table:table-cell/>
          <table:table-cell office:value-type="string" calcext:value-type="string">
            <text:p>u_v</text:p>
          </table:table-cell>
          <table:table-cell table:formula="of:=[.F5]/[.$F$7]*[.$H$3]+[.H1]" office:value-type="float" office:value="523.064027951586" calcext:value-type="float">
            <text:p>523.06402795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[.B2]))" office:value-type="float" office:value="0.990889418222339" calcext:value-type="float">
            <text:p>0.9908894182</text:p>
          </table:table-cell>
          <table:table-cell table:formula="of:=-SIN(RADIANS([.B2]))" office:value-type="float" office:value="0.134677989497153" calcext:value-type="float">
            <text:p>0.1346779895</text:p>
          </table:table-cell>
          <table:table-cell/>
          <table:table-cell office:value-type="string" calcext:value-type="string">
            <text:p>y_v</text:p>
          </table:table-cell>
          <table:table-cell table:formula="of:=[.A6]*[.$K$1]+[.B6]*[.$K$2]+[.C6]*[.$E$3]" office:value-type="float" office:value="0.11506217880336" calcext:value-type="float">
            <text:p>0.1150621788</text:p>
          </table:table-cell>
          <table:table-cell/>
          <table:table-cell office:value-type="string" calcext:value-type="string">
            <text:p>v_v</text:p>
          </table:table-cell>
          <table:table-cell table:formula="of:=[.F6]/[.$F$7]*[.$H$3]+[.H2]" office:value-type="float" office:value="254.186576084455" calcext:value-type="float">
            <text:p>254.1865760845</text:p>
          </table:table-cell>
          <table:table-cell table:number-columns-repeated="2"/>
        </table:table-row>
        <table:table-row table:style-name="ro1">
          <table:table-cell table:formula="of:=-SIN(RADIANS([.B1]))" office:value-type="float" office:value="-0.294040325232304" calcext:value-type="float">
            <text:p>-0.2940403252</text:p>
          </table:table-cell>
          <table:table-cell table:formula="of:=COS(RADIANS([.B1]))*SIN(RADIANS([.B2]))" office:value-type="float" office:value="-0.128724281608461" calcext:value-type="float">
            <text:p>-0.1287242816</text:p>
          </table:table-cell>
          <table:table-cell table:formula="of:=COS(RADIANS([.B1]))*COS(RADIANS([.B2]))" office:value-type="float" office:value="0.947085184374492" calcext:value-type="float">
            <text:p>0.9470851844</text:p>
          </table:table-cell>
          <table:table-cell/>
          <table:table-cell office:value-type="string" calcext:value-type="string">
            <text:p>z_v</text:p>
          </table:table-cell>
          <table:table-cell table:formula="of:=[.A7]*[.$K$1]+[.B7]*[.$K$2]+[.C7]*[.$E$3]" office:value-type="float" office:value="1.08568867055759" calcext:value-type="float">
            <text:p>1.0856886706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z_est</text:p>
          </table:table-cell>
          <table:table-cell/>
          <table:table-cell office:value-type="string" calcext:value-type="string">
            <text:p>Le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3]-[.B3]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-1/[.D3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3]/[.$D$3]" office:value-type="float" office:value="30" calcext:value-type="float">
            <text:p>30</text:p>
          </table:table-cell>
          <table:table-cell table:formula="of:=[.A3]*[.A4]" office:value-type="float" office:value="375" calcext:value-type="float">
            <text:p>375</text:p>
          </table:table-cell>
          <table:table-cell table:formula="of:=-(1+[.A3]*[.A3])" office:value-type="float" office:value="-226" calcext:value-type="float">
            <text:p>-226</text:p>
          </table:table-cell>
          <table:table-cell table:formula="of:=[.A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A4]-[.B4]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-1/[.D3]" office:value-type="float" office:value="-2" calcext:value-type="float">
            <text:p>-2</text:p>
          </table:table-cell>
          <table:table-cell table:formula="of:=[.A4]/[.$D$3]" office:value-type="float" office:value="50" calcext:value-type="float">
            <text:p>50</text:p>
          </table:table-cell>
          <table:table-cell table:formula="of:=(1+[.A4]*[.A4])" office:value-type="float" office:value="626" calcext:value-type="float">
            <text:p>626</text:p>
          </table:table-cell>
          <table:table-cell table:formula="of:=-[.A3]*[.A4]" office:value-type="float" office:value="-375" calcext:value-type="float">
            <text:p>-375</text:p>
          </table:table-cell>
          <table:table-cell table:formula="of:=-[.A3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formula="of:=[.A5]-[.B5]" office:value-type="float" office:value="5" calcext:value-type="float">
            <text:p>5</text:p>
          </table:table-cell>
          <table:table-cell table:number-columns-repeated="2"/>
          <table:table-cell table:formula="of:=-1/[.D3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5]/[.$D$3]" office:value-type="float" office:value="-10" calcext:value-type="float">
            <text:p>-10</text:p>
          </table:table-cell>
          <table:table-cell table:formula="of:=[.A5]*[.A6]" office:value-type="float" office:value="-125" calcext:value-type="float">
            <text:p>-125</text:p>
          </table:table-cell>
          <table:table-cell table:formula="of:=-(1+[.A5]*[.A5])" office:value-type="float" office:value="-26" calcext:value-type="float">
            <text:p>-26</text:p>
          </table:table-cell>
          <table:table-cell table:formula="of:=[.A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A6]-[.B6]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-1/[.D3]" office:value-type="float" office:value="-2" calcext:value-type="float">
            <text:p>-2</text:p>
          </table:table-cell>
          <table:table-cell table:formula="of:=[.A6]/[.$D$3]" office:value-type="float" office:value="50" calcext:value-type="float">
            <text:p>50</text:p>
          </table:table-cell>
          <table:table-cell table:formula="of:=(1+[.A6]*[.A6])" office:value-type="float" office:value="626" calcext:value-type="float">
            <text:p>626</text:p>
          </table:table-cell>
          <table:table-cell table:formula="of:=-[.A5]*[.A6]" office:value-type="float" office:value="125" calcext:value-type="float">
            <text:p>125</text:p>
          </table:table-cell>
          <table:table-cell table:formula="of:=-[.A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7]-[.B7]" office:value-type="float" office:value="5" calcext:value-type="float">
            <text:p>5</text:p>
          </table:table-cell>
          <table:table-cell table:number-columns-repeated="2"/>
          <table:table-cell table:formula="of:=-1/[.D3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7]/[.$D$3]" office:value-type="float" office:value="30" calcext:value-type="float">
            <text:p>30</text:p>
          </table:table-cell>
          <table:table-cell table:formula="of:=[.A7]*[.A8]" office:value-type="float" office:value="-225" calcext:value-type="float">
            <text:p>-225</text:p>
          </table:table-cell>
          <table:table-cell table:formula="of:=-(1+[.A7]*[.A7])" office:value-type="float" office:value="-226" calcext:value-type="float">
            <text:p>-226</text:p>
          </table:table-cell>
          <table:table-cell table:formula="of:=[.A8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table:formula="of:=[.A8]-[.B8]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-1/[.D3]" office:value-type="float" office:value="-2" calcext:value-type="float">
            <text:p>-2</text:p>
          </table:table-cell>
          <table:table-cell table:formula="of:=[.A8]/[.$D$3]" office:value-type="float" office:value="-30" calcext:value-type="float">
            <text:p>-30</text:p>
          </table:table-cell>
          <table:table-cell table:formula="of:=(1+[.A8]*[.A8])" office:value-type="float" office:value="226" calcext:value-type="float">
            <text:p>226</text:p>
          </table:table-cell>
          <table:table-cell table:formula="of:=-[.A7]*[.A8]" office:value-type="float" office:value="225" calcext:value-type="float">
            <text:p>225</text:p>
          </table:table-cell>
          <table:table-cell table:formula="of:=-[.A7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formula="of:=[.A9]-[.B9]" office:value-type="float" office:value="5" calcext:value-type="float">
            <text:p>5</text:p>
          </table:table-cell>
          <table:table-cell table:number-columns-repeated="2"/>
          <table:table-cell table:formula="of:=-1/[.D3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9]/[.$D$3]" office:value-type="float" office:value="-10" calcext:value-type="float">
            <text:p>-10</text:p>
          </table:table-cell>
          <table:table-cell table:formula="of:=[.A9]*[.A10]" office:value-type="float" office:value="75" calcext:value-type="float">
            <text:p>75</text:p>
          </table:table-cell>
          <table:table-cell table:formula="of:=-(1+[.A9]*[.A9])" office:value-type="float" office:value="-26" calcext:value-type="float">
            <text:p>-26</text:p>
          </table:table-cell>
          <table:table-cell table:formula="of:=[.A10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table:formula="of:=[.A10]-[.B10]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-1/[.D3]" office:value-type="float" office:value="-2" calcext:value-type="float">
            <text:p>-2</text:p>
          </table:table-cell>
          <table:table-cell table:formula="of:=[.A10]/[.$D$3]" office:value-type="float" office:value="-30" calcext:value-type="float">
            <text:p>-30</text:p>
          </table:table-cell>
          <table:table-cell table:formula="of:=(1+[.A10]*[.A10])" office:value-type="float" office:value="226" calcext:value-type="float">
            <text:p>226</text:p>
          </table:table-cell>
          <table:table-cell table:formula="of:=-[.A9]*[.A10]" office:value-type="float" office:value="-75" calcext:value-type="float">
            <text:p>-75</text:p>
          </table:table-cell>
          <table:table-cell table:formula="of:=-[.A9]"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+ (need external calc)</text:p>
          </table:table-cell>
          <table:table-cell table:number-columns-repeated="10"/>
        </table:table-row>
        <table:table-row table:style-name="ro1">
          <table:table-cell office:value-type="float" office:value="-0.0907" calcext:value-type="float">
            <text:p>-0.0907</text:p>
          </table:table-cell>
          <table:table-cell office:value-type="float" office:value="0.0688" calcext:value-type="float">
            <text:p>0.0688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-0.1022" calcext:value-type="float">
            <text:p>-0.1022</text:p>
          </table:table-cell>
          <table:table-cell office:value-type="float" office:value="-0.0799" calcext:value-type="float">
            <text:p>-0.0799</text:p>
          </table:table-cell>
          <table:table-cell office:value-type="float" office:value="-0.2047" calcext:value-type="float">
            <text:p>-0.2047</text:p>
          </table:table-cell>
          <table:table-cell office:value-type="float" office:value="0.046" calcext:value-type="float">
            <text:p>0.046</text:p>
          </table:table-cell>
          <table:table-cell/>
          <table:table-cell table:formula="of:=[.A13]*[.$C$3]+[.B13]*[.$C$4]+[.C13]*[.$C$5]+[.D13]*[.$C$6]+[.E13]*[.$C$7]+[.F13]*[.$C$8]+[.G13]*[.$C$9]+[.H13]*[.$C$10]" office:value-type="float" office:value="-2.499" calcext:value-type="float">
            <text:p>-2.499</text:p>
          </table:table-cell>
          <table:table-cell/>
        </table:table-row>
        <table:table-row table:style-name="ro1">
          <table:table-cell office:value-type="float" office:value="0.1909" calcext:value-type="float">
            <text:p>0.1909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-0.1964" calcext:value-type="float">
            <text:p>-0.1964</text:p>
          </table:table-cell>
          <table:table-cell office:value-type="float" office:value="-0.1279" calcext:value-type="float">
            <text:p>-0.1279</text:p>
          </table:table-cell>
          <table:table-cell office:value-type="float" office:value="-0.2593" calcext:value-type="float">
            <text:p>-0.2593</text:p>
          </table:table-cell>
          <table:table-cell office:value-type="float" office:value="-0.1107" calcext:value-type="float">
            <text:p>-0.1107</text:p>
          </table:table-cell>
          <table:table-cell office:value-type="float" office:value="0.2648" calcext:value-type="float">
            <text:p>0.2648</text:p>
          </table:table-cell>
          <table:table-cell office:value-type="float" office:value="-0.236" calcext:value-type="float">
            <text:p>-0.236</text:p>
          </table:table-cell>
          <table:table-cell/>
          <table:table-cell table:formula="of:=[.A14]*[.$C$3]+[.B14]*[.$C$4]+[.C14]*[.$C$5]+[.D14]*[.$C$6]+[.E14]*[.$C$7]+[.F14]*[.$C$8]+[.G14]*[.$C$9]+[.H14]*[.$C$10]"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-0.0031" calcext:value-type="float">
            <text:p>-0.003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88" calcext:value-type="float">
            <text:p>0.0088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-0.0065" calcext:value-type="float">
            <text:p>-0.0065</text:p>
          </table:table-cell>
          <table:table-cell/>
          <table:table-cell table:formula="of:=[.A15]*[.$C$3]+[.B15]*[.$C$4]+[.C15]*[.$C$5]+[.D15]*[.$C$6]+[.E15]*[.$C$7]+[.F15]*[.$C$8]+[.G15]*[.$C$9]+[.H15]*[.$C$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03" calcext:value-type="float">
            <text:p>-0.0003</text:p>
          </table:table-cell>
          <table:table-cell/>
          <table:table-cell table:formula="of:=[.A16]*[.$C$3]+[.B16]*[.$C$4]+[.C16]*[.$C$5]+[.D16]*[.$C$6]+[.E16]*[.$C$7]+[.F16]*[.$C$8]+[.G16]*[.$C$9]+[.H16]*[.$C$10]" office:value-type="float" office:value="-0.000499999999999999" calcext:value-type="float">
            <text:p>-0.0005</text:p>
          </table:table-cell>
          <table:table-cell/>
        </table:table-row>
        <table:table-row table:style-name="ro1">
          <table:table-cell office:value-type="float" office:value="-0.0003" calcext:value-type="float">
            <text:p>-0.0003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1" calcext:value-type="float">
            <text:p>-0.001</text:p>
          </table:table-cell>
          <table:table-cell/>
          <table:table-cell table:formula="of:=[.A17]*[.$C$3]+[.B17]*[.$C$4]+[.C17]*[.$C$5]+[.D17]*[.$C$6]+[.E17]*[.$C$7]+[.F17]*[.$C$8]+[.G17]*[.$C$9]+[.H17]*[.$C$10]"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74" calcext:value-type="float">
            <text:p>0.0074</text:p>
          </table:table-cell>
          <table:table-cell/>
          <table:table-cell table:formula="of:=[.A18]*[.$C$3]+[.B18]*[.$C$4]+[.C18]*[.$C$5]+[.D18]*[.$C$6]+[.E18]*[.$C$7]+[.F18]*[.$C$8]+[.G18]*[.$C$9]+[.H18]*[.$C$10]" office:value-type="float" office:value="0.0005" calcext:value-type="float">
            <text:p>0.0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00-00-00</text:date>, <text:time style:data-style-name="N2" text:time-value="14:14:08.608436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07:37.575070669</meta:creation-date>
    <dc:date>2017-07-15T15:17:00.070432681</dc:date>
    <meta:editing-duration>PT1H12M20S</meta:editing-duration>
    <meta:editing-cycles>6</meta:editing-cycles>
    <meta:generator>LibreOffice/5.1.6.2$Linux_X86_64 LibreOffice_project/10m0$Build-2</meta:generator>
    <meta:document-statistic meta:table-count="2" meta:cell-count="172" meta:object-count="0"/>
  </office:meta>
</office:document-meta>
</file>